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f141" officeooo:paragraph-rsid="0004f141"/>
    </style:style>
    <style:style style:name="P2" style:family="paragraph" style:parent-style-name="Standard">
      <style:paragraph-properties fo:text-align="center" style:justify-single-word="false"/>
      <style:text-properties officeooo:rsid="0004f141" officeooo:paragraph-rsid="0004f141"/>
    </style:style>
    <style:style style:name="P3" style:family="paragraph" style:parent-style-name="Standard">
      <style:text-properties officeooo:rsid="0004f141" officeooo:paragraph-rsid="0006ad5a"/>
    </style:style>
    <style:style style:name="P4" style:family="paragraph" style:parent-style-name="Standard">
      <style:text-properties officeooo:rsid="0004f141" officeooo:paragraph-rsid="000eeb62"/>
    </style:style>
    <style:style style:name="P5" style:family="paragraph" style:parent-style-name="Standard">
      <style:text-properties officeooo:rsid="0006b778" officeooo:paragraph-rsid="0006ad5a"/>
    </style:style>
    <style:style style:name="P6" style:family="paragraph" style:parent-style-name="Standard">
      <style:text-properties officeooo:rsid="0006b778" officeooo:paragraph-rsid="0007b836"/>
    </style:style>
    <style:style style:name="P7" style:family="paragraph" style:parent-style-name="Standard">
      <style:text-properties officeooo:rsid="0006b778" officeooo:paragraph-rsid="000eeb62"/>
    </style:style>
    <style:style style:name="P8" style:family="paragraph" style:parent-style-name="Standard">
      <style:text-properties officeooo:rsid="0006b778" officeooo:paragraph-rsid="0010e717"/>
    </style:style>
    <style:style style:name="P9" style:family="paragraph" style:parent-style-name="Standard">
      <style:text-properties officeooo:rsid="000eeb62" officeooo:paragraph-rsid="000eeb62"/>
    </style:style>
    <style:style style:name="P10" style:family="paragraph" style:parent-style-name="Standard" style:list-style-name="L1">
      <style:text-properties officeooo:paragraph-rsid="000eeb62"/>
    </style:style>
    <style:style style:name="P11" style:family="paragraph" style:parent-style-name="Standard">
      <style:text-properties officeooo:rsid="0010e717" officeooo:paragraph-rsid="0010e717"/>
    </style:style>
    <style:style style:name="P12" style:family="paragraph" style:parent-style-name="Standard" style:list-style-name="L1">
      <style:text-properties officeooo:rsid="0010e717" officeooo:paragraph-rsid="0010e717"/>
    </style:style>
    <style:style style:name="P13" style:family="paragraph" style:parent-style-name="Standard">
      <style:text-properties officeooo:rsid="00126e1d" officeooo:paragraph-rsid="00126e1d"/>
    </style:style>
    <style:style style:name="P14" style:family="paragraph" style:parent-style-name="Standard" style:list-style-name="L1">
      <style:text-properties officeooo:rsid="00126e1d" officeooo:paragraph-rsid="00126e1d"/>
    </style:style>
    <style:style style:name="P15" style:family="paragraph" style:parent-style-name="Standard" style:list-style-name="L1">
      <style:text-properties officeooo:rsid="00153d0d" officeooo:paragraph-rsid="00153d0d"/>
    </style:style>
    <style:style style:name="P16" style:family="paragraph" style:parent-style-name="Standard">
      <style:text-properties officeooo:rsid="00153d0d" officeooo:paragraph-rsid="00153d0d"/>
    </style:style>
    <style:style style:name="P17" style:family="paragraph" style:parent-style-name="Standard">
      <style:text-properties officeooo:rsid="0016bb0c" officeooo:paragraph-rsid="0016bb0c"/>
    </style:style>
    <style:style style:name="P18" style:family="paragraph" style:parent-style-name="Standard">
      <style:text-properties officeooo:rsid="0016bb0c" officeooo:paragraph-rsid="0016e7d3"/>
    </style:style>
    <style:style style:name="P19" style:family="paragraph" style:parent-style-name="Standard">
      <style:text-properties officeooo:rsid="0016bb0c" officeooo:paragraph-rsid="001b6de1"/>
    </style:style>
    <style:style style:name="P20" style:family="paragraph" style:parent-style-name="Standard">
      <style:text-properties officeooo:rsid="0016bb0c" officeooo:paragraph-rsid="001e52f9"/>
    </style:style>
    <style:style style:name="P21" style:family="paragraph" style:parent-style-name="Standard">
      <style:text-properties officeooo:rsid="0016e7d3" officeooo:paragraph-rsid="0016e7d3"/>
    </style:style>
    <style:style style:name="P22" style:family="paragraph" style:parent-style-name="Standard">
      <style:text-properties officeooo:rsid="00185a05" officeooo:paragraph-rsid="00185a05"/>
    </style:style>
    <style:style style:name="P23" style:family="paragraph" style:parent-style-name="Standard">
      <style:text-properties officeooo:rsid="0018d53c" officeooo:paragraph-rsid="0018d53c"/>
    </style:style>
    <style:style style:name="P24" style:family="paragraph" style:parent-style-name="Standard">
      <style:text-properties officeooo:rsid="0018d53c" officeooo:paragraph-rsid="001b6de1"/>
    </style:style>
    <style:style style:name="P25" style:family="paragraph" style:parent-style-name="Standard">
      <style:text-properties officeooo:rsid="0019f20e" officeooo:paragraph-rsid="0019f20e"/>
    </style:style>
    <style:style style:name="P26" style:family="paragraph" style:parent-style-name="Standard">
      <style:text-properties officeooo:rsid="001b6de1" officeooo:paragraph-rsid="001b6de1"/>
    </style:style>
    <style:style style:name="P27" style:family="paragraph" style:parent-style-name="Standard">
      <style:text-properties officeooo:rsid="001c7405" officeooo:paragraph-rsid="001c7405"/>
    </style:style>
    <style:style style:name="P28" style:family="paragraph" style:parent-style-name="Standard">
      <style:text-properties officeooo:rsid="001c7405" officeooo:paragraph-rsid="001df029"/>
    </style:style>
    <style:style style:name="P29" style:family="paragraph" style:parent-style-name="Standard">
      <style:text-properties officeooo:rsid="001e52f9" officeooo:paragraph-rsid="001e52f9"/>
    </style:style>
    <style:style style:name="P30" style:family="paragraph" style:parent-style-name="Standard">
      <style:text-properties officeooo:rsid="001e52f9" officeooo:paragraph-rsid="001e54d3"/>
    </style:style>
    <style:style style:name="P31" style:family="paragraph" style:parent-style-name="Standard">
      <style:text-properties officeooo:rsid="001fcb58" officeooo:paragraph-rsid="001fcb58"/>
    </style:style>
    <style:style style:name="P32" style:family="paragraph" style:parent-style-name="Standard">
      <style:text-properties officeooo:rsid="00200938" officeooo:paragraph-rsid="00200938"/>
    </style:style>
    <style:style style:name="P33" style:family="paragraph" style:parent-style-name="Standard">
      <style:text-properties officeooo:rsid="00200938" officeooo:paragraph-rsid="0023930a"/>
    </style:style>
    <style:style style:name="P34" style:family="paragraph" style:parent-style-name="Standard">
      <style:text-properties officeooo:rsid="002322b2" officeooo:paragraph-rsid="002322b2"/>
    </style:style>
    <style:style style:name="P35" style:family="paragraph" style:parent-style-name="Standard">
      <style:text-properties fo:font-style="italic" officeooo:rsid="002322b2" officeooo:paragraph-rsid="002322b2" style:font-style-asian="italic" style:font-style-complex="italic"/>
    </style:style>
    <style:style style:name="P36" style:family="paragraph" style:parent-style-name="Standard">
      <style:text-properties officeooo:rsid="0023930a" officeooo:paragraph-rsid="0023930a"/>
    </style:style>
    <style:style style:name="P37" style:family="paragraph" style:parent-style-name="Standard">
      <style:paragraph-properties fo:break-before="page"/>
      <style:text-properties officeooo:rsid="000eeb62" officeooo:paragraph-rsid="000eeb62"/>
    </style:style>
    <style:style style:name="P38" style:family="paragraph" style:parent-style-name="Standard">
      <style:paragraph-properties fo:break-before="page"/>
      <style:text-properties officeooo:rsid="00200938" officeooo:paragraph-rsid="00200938"/>
    </style:style>
    <style:style style:name="T1" style:family="text">
      <style:text-properties officeooo:rsid="0006ad5a"/>
    </style:style>
    <style:style style:name="T2" style:family="text">
      <style:text-properties officeooo:rsid="00089f1c"/>
    </style:style>
    <style:style style:name="T3" style:family="text">
      <style:text-properties officeooo:rsid="000941ad"/>
    </style:style>
    <style:style style:name="T4" style:family="text">
      <style:text-properties officeooo:rsid="000d64b4"/>
    </style:style>
    <style:style style:name="T5" style:family="text">
      <style:text-properties officeooo:rsid="000eeb62"/>
    </style:style>
    <style:style style:name="T6" style:family="text">
      <style:text-properties style:text-position="super 58%"/>
    </style:style>
    <style:style style:name="T7" style:family="text">
      <style:text-properties officeooo:rsid="00126e1d"/>
    </style:style>
    <style:style style:name="T8" style:family="text">
      <style:text-properties officeooo:rsid="0013f93c"/>
    </style:style>
    <style:style style:name="T9" style:family="text">
      <style:text-properties officeooo:rsid="00164cea"/>
    </style:style>
    <style:style style:name="T10" style:family="text">
      <style:text-properties officeooo:rsid="0016e7d3"/>
    </style:style>
    <style:style style:name="T11" style:family="text">
      <style:text-properties officeooo:rsid="00185a05"/>
    </style:style>
    <style:style style:name="T12" style:family="text">
      <style:text-properties fo:color="#6666ff"/>
    </style:style>
    <style:style style:name="T13" style:family="text">
      <style:text-properties fo:color="#6666ff" officeooo:rsid="00185a05"/>
    </style:style>
    <style:style style:name="T14" style:family="text">
      <style:text-properties fo:color="#6666ff" officeooo:rsid="001e54d3"/>
    </style:style>
    <style:style style:name="T15" style:family="text">
      <style:text-properties fo:color="#6666ff" officeooo:rsid="000941ad"/>
    </style:style>
    <style:style style:name="T16" style:family="text">
      <style:text-properties officeooo:rsid="0018d53c"/>
    </style:style>
    <style:style style:name="T17" style:family="text">
      <style:text-properties officeooo:rsid="00192b15"/>
    </style:style>
    <style:style style:name="T18" style:family="text">
      <style:text-properties officeooo:rsid="0019f20e"/>
    </style:style>
    <style:style style:name="T19" style:family="text">
      <style:text-properties fo:color="#ff6600" officeooo:rsid="00185a05"/>
    </style:style>
    <style:style style:name="T20" style:family="text">
      <style:text-properties fo:color="#ff6600" officeooo:rsid="001e54d3"/>
    </style:style>
    <style:style style:name="T21" style:family="text">
      <style:text-properties fo:color="#ff6600" officeooo:rsid="001fcb58"/>
    </style:style>
    <style:style style:name="T22" style:family="text">
      <style:text-properties officeooo:rsid="001b6de1"/>
    </style:style>
    <style:style style:name="T23" style:family="text">
      <style:text-properties officeooo:rsid="001df029"/>
    </style:style>
    <style:style style:name="T24" style:family="text">
      <style:text-properties officeooo:rsid="001e52f9"/>
    </style:style>
    <style:style style:name="T25" style:family="text">
      <style:text-properties officeooo:rsid="00200938"/>
    </style:style>
    <style:style style:name="T26" style:family="text">
      <style:text-properties officeooo:rsid="002123e2"/>
    </style:style>
    <style:style style:name="T27" style:family="text">
      <style:text-properties officeooo:rsid="0023930a"/>
    </style:style>
    <style:style style:name="T28" style:family="text">
      <style:text-properties officeooo:rsid="0023be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orem Prover Combinator<text:span text:style-name="T4">s</text:span></text:p>
      <text:p text:style-name="P2">by Sven Nilsen, 2017</text:p>
      <text:p text:style-name="P1"/>
      <text:p text:style-name="P35">In this paper I introduce some concepts required to build theorem prover combinators: <text:span text:style-name="T28">A</text:span> technique for combining smaller context-dependent <text:span text:style-name="T28">solvers</text:span> into larger multi-context solvers. <text:span text:style-name="T27">I formalize the modality for referencing rules and facts from sub-solvers, including a new axiom that preserves meaning.</text:span></text:p>
      <text:p text:style-name="P1"/>
      <text:p text:style-name="P36">The major result of this paper is an axiom that preserves meaning across solvers:</text:p>
      <text:p text:style-name="P1"/>
      <text:p text:style-name="P33"><text:s/><text:tab/>( p<text:span text:style-name="T3"> </text:span><text:span text:style-name="T15">in X</text:span><text:span text:style-name="T3"> ∧ </text:span>p<text:span text:style-name="T3"> </text:span><text:span text:style-name="T15">in Y</text:span><text:span text:style-name="T3"> </text:span>)<text:span text:style-name="T3"> </text:span>&lt;=&gt; ( p <text:span text:style-name="T12">in X</text:span> &lt;=&gt; p <text:span text:style-name="T12">in Y</text:span> )</text:p>
      <text:p text:style-name="P1"/>
      <text:p text:style-name="P1">A theorem prover combinator is a way to create powerful tools for automated reasoning using simple building blocks. The motivation to use a theorem prover combinator is that <text:span text:style-name="T1">each solver can be consisting of a simple set of rules, and the complexity can be abstracted away by moving lots of information into how the solvers are connected. It makes solvers reusable and composable.</text:span></text:p>
      <text:p text:style-name="P1"/>
      <text:p text:style-name="P3"><text:span text:style-name="T1">For example, one person A knows a person B, then A and B know each other:</text:span></text:p>
      <text:p text:style-name="P3"/>
      <text:p text:style-name="P3"><text:tab/><text:span text:style-name="T1">KnowEachOther(A, B)<text:tab/><text:tab/><text:tab/><text:tab/><text:tab/><text:tab/>world 1</text:span></text:p>
      <text:p text:style-name="P3"/>
      <text:p text:style-name="P3"><text:tab/><text:span text:style-name="T1">Know(A, B) ∧ Know(B, A)<text:tab/><text:tab/><text:tab/><text:tab/><text:tab/><text:tab/>world 2</text:span></text:p>
      <text:p text:style-name="P3"/>
      <text:p text:style-name="P3"><text:tab/><text:span text:style-name="T1">KnowEachOther(A, B) &lt;=&gt; Know(A, B) ∧ Know(B, A)<text:tab/><text:tab/>world 1 &lt;=&gt; world 2</text:span></text:p>
      <text:p text:style-name="P3"/>
      <text:p text:style-name="P36">This knowledge representation can be inferred across what logicians call “worlds”. Each world contains facts and rules that can vary from world to world. Think of it as the sky can be blue in one place on the earth while red in another place, but theorem prover combinators do not use meaningless words: If the sky is blue in two places, then it actually means the same thing!</text:p>
      <text:p text:style-name="P3"/>
      <text:p text:style-name="P8">A rule in world 2 can be reduced to world 1. <text:span text:style-name="T5">Since world 1 has a more compact representation, one could improve performance by reasoning about bidirectional knowledge relationships in world 1 and directional knowledge relationships in world 2</text:span>. <text:span text:style-name="T5">The theorem prover combinator of world 1 and 2 should be able to solve all problems even when all directional knowledge relationships are erased from world 2. If world 1 and world 2 uses the same language, the cost can be known and reasoned about at a meta level.</text:span></text:p>
      <text:p text:style-name="P7"/>
      <text:p text:style-name="P11">In the simple example above, there is only a reduction of 2N facts to N. More advanced applications might e.g. reduce from N<text:span text:style-name="T6">2</text:span> to N or perhaps even from infinity to a single fact. This means the possible performance gain is potentially super-exponential, and since it is easy to combine theorem provers this way, one might even solve problems that otherwise would be <text:span text:style-name="T7">out of reach for the human mind</text:span>.</text:p>
      <text:p text:style-name="P7"/>
      <text:p text:style-name="P9"/>
      <text:p text:style-name="P37"><text:span text:style-name="T27">Motivation to creating </text:span>theorem prover combinators:</text:p>
      <text:p text:style-name="P9"/>
      <text:list xml:id="list5313969672571211888" text:style-name="L1">
        <text:list-item>
          <text:p text:style-name="P10"><text:span text:style-name="T5">Optimize performance without human input</text:span></text:p>
          <text:list>
            <text:list-item>
              <text:p text:style-name="P14">By using simpler or faster representations of redundant concepts</text:p>
            </text:list-item>
            <text:list-item>
              <text:p text:style-name="P14">By deriving rules of inference in a desired world</text:p>
            </text:list-item>
            <text:list-item>
              <text:p text:style-name="P14">By erasing slower rules of inference from memory</text:p>
            </text:list-item>
          </text:list>
        </text:list-item>
        <text:list-item>
          <text:p text:style-name="P12">Simplify construction of complex solvers</text:p>
          <text:list>
            <text:list-item>
              <text:p text:style-name="P14">Programmers can <text:span text:style-name="T8">create solvers that e.g. focuses on a single category (category theory)</text:span></text:p>
            </text:list-item>
            <text:list-item>
              <text:p text:style-name="P15"><text:span text:style-name="T27">B</text:span>uilding blocks <text:span text:style-name="T27">for solver</text:span> become easier to understand and verify</text:p>
            </text:list-item>
            <text:list-item>
              <text:p text:style-name="P15">Engineering complex solvers <text:span text:style-name="T27">can be done</text:span> by putting together building blocks</text:p>
            </text:list-item>
          </text:list>
        </text:list-item>
      </text:list>
      <text:p text:style-name="P4"/>
      <text:p text:style-name="P16">It is important to notice the significant motivation for theorem prover combinators, because the design restrictions to make it possible might seem unwanted or undesirable. There is a tradeoff in this design space that stand-alone theorem provers do not have. The rest of this paper is introducing terminology and concepts <text:span text:style-name="T9">to enable the realization of such combinators.</text:span></text:p>
      <text:p text:style-name="P13"/>
      <text:p text:style-name="P13">To decouple theorem provers into smaller building blocks, one needs to introduce modality. <text:span text:style-name="T9">Instead of truth values that are universal, one uses truth values that are observed in a particular world</text:span>:</text:p>
      <text:p text:style-name="P3"/>
      <text:p text:style-name="P3"><text:tab/><text:span text:style-name="T11">A in X<text:tab/><text:tab/><text:tab/>`A` is true in world `X`</text:span></text:p>
      <text:p text:style-name="P3"><text:tab/><text:span text:style-name="T7">B in Y<text:tab/><text:tab/><text:tab/>`B` is true in world `Y`</text:span></text:p>
      <text:p text:style-name="P3"/>
      <text:p text:style-name="P17">This might seem confusing at first, but remember from the first example that `KnowEachOther(A, B)` is bidirectional while `Know(A, B)` is directional. Thus, it is actually less about truth and more about encoding knowledge graphs in different ways with different axioms that apply to different kinds of graphs. When describing how nodes in one graph relates to nodes in another graph and the operations one them, the `in` keyword is used to assign <text:span text:style-name="T10">the world to the statement.</text:span></text:p>
      <text:p text:style-name="P17"/>
      <text:p text:style-name="P18"><text:tab/><text:span text:style-name="T10">( A ∧ B ) in X &lt;=&gt; ( A in X ∧ B in X )</text:span></text:p>
      <text:p text:style-name="P17"/>
      <text:p text:style-name="P21">Alternative notation:</text:p>
      <text:p text:style-name="P21"/>
      <text:p text:style-name="P21"><text:tab/>X { A ∧ B } &lt;=&gt; X { A } ∧ X { B }</text:p>
      <text:p text:style-name="P21"/>
      <text:p text:style-name="P21">For example:</text:p>
      <text:p text:style-name="P21"/>
      <text:p text:style-name="P21"><text:tab/><text:span text:style-name="T16">GoesToSchool(Lisa, SpringfieldSchool) in Tomorrow</text:span></text:p>
      <text:p text:style-name="P21"><text:tab/>Tomorrow { GoesToSchool(Lisa, SpringfieldSchool) }</text:p>
      <text:p text:style-name="P21"/>
      <text:p text:style-name="P21">When no world is specified, it is assumed to be universally true across all<text:span text:style-name="T16"> </text:span>worlds <text:span text:style-name="T16">in context</text:span>. This means that rules for how rules are transformed between worlds do not need to be assigned a world. <text:span text:style-name="T16">It also makes it easy to define local rules for a theorem provers and automatically solve compatibility when combining it with other solvers.</text:span></text:p>
      <text:p text:style-name="P17"/>
      <text:p text:style-name="P22">Sometimes it is useful to refer to transformation rules implicitly.<text:line-break/><text:span text:style-name="T16">This is written with a double `in` or `→`:</text:span></text:p>
      <text:p text:style-name="P22"/>
      <text:p text:style-name="P22"><text:tab/>A in X in Y</text:p>
      <text:p text:style-name="P22"><text:tab/>X → Y { A }</text:p>
      <text:p text:style-name="P17"><text:soft-page-break/></text:p>
      <text:p text:style-name="P23">A transformation rule is not guaranteed to exist. If no such rule is given, then <text:span text:style-name="T17">it is not possible to transfer the rule from one world to another.</text:span></text:p>
      <text:p text:style-name="P23"/>
      <text:p text:style-name="P26">The identity <text:span text:style-name="T24">world </text:span>transformation:</text:p>
      <text:p text:style-name="P26"><text:tab/></text:p>
      <text:p text:style-name="P19"><text:tab/><text:span text:style-name="T22">p in X in X &lt;=&gt; p in X</text:span></text:p>
      <text:p text:style-name="P19"><text:tab/><text:span text:style-name="T22">X { X { p } } &lt;=&gt; X { p }</text:span></text:p>
      <text:p text:style-name="P23"/>
      <text:p text:style-name="P25">There is a special rule when there is no loss of information when transferring rules:</text:p>
      <text:p text:style-name="P23"/>
      <text:p text:style-name="P24"><text:tab/><text:span text:style-name="T17">p in X in Y in Z &lt;=&gt; p in X in Z</text:span></text:p>
      <text:p text:style-name="P24"><text:tab/><text:span text:style-name="T18">Z { Y { X { p } } } &lt;=&gt; X → Y → Z { p } &lt;=&gt; X → Z { p }</text:span></text:p>
      <text:p text:style-name="P17"/>
      <text:p text:style-name="P27">The transformation of a fact or rule can be probabilistic:</text:p>
      <text:p text:style-name="P27"/>
      <text:p text:style-name="P27"><text:tab/>p in X in Y(c) =&gt; p in Y(0.5c)</text:p>
      <text:p text:style-name="P27"><text:tab/>Y(c) { X { p } } =&gt; Y(0.5c) { p }</text:p>
      <text:p text:style-name="P27"/>
      <text:p text:style-name="P28">Here `Y` is assigned a confidence factor that is 0% when it is unknown whether something is true and 100% when it is certainly true. <text:span text:style-name="T23">When `Y` is confident something is false, the confidence factor can be negative.</text:span></text:p>
      <text:p text:style-name="P28"/>
      <text:p text:style-name="P28">Notice that it does not matter <text:span text:style-name="T23">that one solver is 100% confident in something that might be wrong, as long as the results are interpreted correctly. For example, one solver can be used to simulate a biased theorem prover on purpose and used when the goal is to find what the biased theorem prover will prove, while acting on that meta-information instead of using the information directly.</text:span></text:p>
      <text:p text:style-name="P26"/>
      <text:p text:style-name="P26">Implication <text:span text:style-name="T24">follows a special rule, where there ought to be translation rule:</text:span></text:p>
      <text:p text:style-name="P19"/>
      <text:p text:style-name="P19"><text:tab/><text:span text:style-name="T11">( p </text:span><text:span text:style-name="T13">in </text:span><text:span text:style-name="T14">X</text:span><text:span text:style-name="T11"> =&gt; q </text:span><text:span text:style-name="T13">in </text:span><text:span text:style-name="T14">Y</text:span><text:span text:style-name="T11"> ) ∧ ( q =&gt; r ) </text:span><text:span text:style-name="T13">in </text:span><text:span text:style-name="T14">Y</text:span><text:span text:style-name="T11"> =&gt; ( p =&gt; r </text:span><text:span text:style-name="T19">in </text:span><text:span text:style-name="T20">Y</text:span><text:span text:style-name="T19"> </text:span><text:span text:style-name="T11">) </text:span><text:span text:style-name="T13">in </text:span><text:span text:style-name="T14">X</text:span></text:p>
      <text:p text:style-name="P20"><text:tab/><text:span text:style-name="T11">( </text:span><text:span text:style-name="T13">X { </text:span><text:span text:style-name="T11">p </text:span><text:span text:style-name="T13">}</text:span><text:span text:style-name="T11"> =&gt; </text:span><text:span text:style-name="T13">Y {</text:span><text:span text:style-name="T11"> q </text:span><text:span text:style-name="T13">}</text:span><text:span text:style-name="T11"> ) ∧ </text:span><text:span text:style-name="T13">Y {</text:span><text:span text:style-name="T11"> q =&gt; r </text:span><text:span text:style-name="T13">}</text:span><text:span text:style-name="T11"> =&gt; </text:span><text:span text:style-name="T13">X {</text:span><text:span text:style-name="T11"> q =&gt; </text:span><text:span text:style-name="T21">Y</text:span><text:span text:style-name="T19"> {</text:span><text:span text:style-name="T11"> r </text:span><text:span text:style-name="T19">}</text:span><text:span text:style-name="T11"> </text:span><text:span text:style-name="T13">}</text:span></text:p>
      <text:p text:style-name="P5"/>
      <text:p text:style-name="P31">Notice that erasing the text in color gives normal transport for implication in logic.</text:p>
      <text:p text:style-name="P31"/>
      <text:p text:style-name="P31">Equivalence <text:span text:style-name="T25">follows a rule that can directly transport a fact or rule from one world to another without any translation:</text:span></text:p>
      <text:p text:style-name="P29"/>
      <text:p text:style-name="P30"><text:tab/>( p <text:span text:style-name="T12">in X</text:span> &lt;=&gt; q <text:span text:style-name="T12">in Y</text:span> ) <text:span text:style-name="T11">∧ </text:span>( p &lt;=&gt; r ) <text:span text:style-name="T12">in X</text:span> =&gt; r <text:span text:style-name="T12">in Y</text:span></text:p>
      <text:p text:style-name="P6"/>
      <text:p text:style-name="P32">One can use the following rule to derive logical equivalent facts or rules:</text:p>
      <text:p text:style-name="P6"/>
      <text:p text:style-name="P6"><text:tab/><text:span text:style-name="T2">( p =&gt; q ) ∧ ( q =&gt; p ) &lt;=&gt; ( p &lt;=&gt; q )</text:span></text:p>
      <text:p text:style-name="P6"/>
      <text:p text:style-name="P32"/>
      <text:p text:style-name="P38"><text:span text:style-name="T27">Finally, w</text:span>hen <text:span text:style-name="T26">the same fact or rule is made in two worlds, it is implicitly telling that this is transferrable:</text:span></text:p>
      <text:p text:style-name="P32"/>
      <text:p text:style-name="P32"><text:tab/> ( p<text:span text:style-name="T3"> </text:span><text:span text:style-name="T15">in X</text:span><text:span text:style-name="T3"> ∧ </text:span>p<text:span text:style-name="T3"> </text:span><text:span text:style-name="T15">in Y</text:span><text:span text:style-name="T3"> </text:span>)<text:span text:style-name="T3"> </text:span>&lt;=&gt; ( p <text:span text:style-name="T12">in X</text:span> &lt;=&gt; p <text:span text:style-name="T12">in Y</text:span> )</text:p>
      <text:p text:style-name="P6"/>
      <text:p text:style-name="P34">This is because a statement <text:span text:style-name="T27">in the same identical language semantics </text:span>has a unique meaning <text:span text:style-name="T27">across all possible worl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5:39:35.133032000</meta:creation-date>
    <dc:date>2017-10-18T00:48:18.716911000</dc:date>
    <meta:editing-duration>PT6M35S</meta:editing-duration>
    <meta:editing-cycles>1</meta:editing-cycles>
    <meta:document-statistic meta:table-count="0" meta:image-count="0" meta:object-count="0" meta:page-count="4" meta:paragraph-count="61" meta:word-count="1267" meta:character-count="6647" meta:non-whitespace-character-count="5407"/>
    <meta:generator>LibreOffice/5.1.2.2$MacOSX_X86_64 LibreOffice_project/d3bf12ecb743fc0d20e0be0c58ca359301eb705f</meta:generator>
  </office:meta>
</office:document-meta>
</file>